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120">
            <text:p>1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125">
            <text:p>1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0">
            <text:p>3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3200">
            <text:p>32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3000">
            <text:p>3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1000"/>
        </table:table-row>
        <table:table-row table:style-name="ro3">
          <table:table-cell office:value-type="string">
            <text:p>V_Delta3</text:p>
          </table:table-cell>
          <table:table-cell table:style-name="ce4" office:value-type="float" office:value="3400">
            <text:p>34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300">
            <text:p>3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44:36.96</dc:date>
    <dc:creator>Wister </dc:creator>
    <meta:editing-duration>PT1H44M37S</meta:editing-duration>
    <meta:editing-cycles>58</meta:editing-cycles>
    <meta:document-statistic meta:table-count="1" meta:cell-count="557" meta:object-count="0"/>
  </office:meta>
</office:document-meta>
</file>